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678" officeooo:paragraph-rsid="001d2678"/>
    </style:style>
    <style:style style:name="P2" style:family="paragraph" style:parent-style-name="Standard">
      <style:text-properties officeooo:rsid="001d2678" officeooo:paragraph-rsid="001e7633"/>
    </style:style>
    <style:style style:name="T1" style:family="text">
      <style:text-properties officeooo:rsid="001e7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emos poder gestionar los libros de cualquier casa con una app.</text:p>
      <text:p text:style-name="P1">Necesitamos saber el libro, en que estantería está y en que cuarto se encuentra esa estantería</text:p>
      <text:p text:style-name="P1">(Entendemos estantería con el mueble entero y no como una valda individual).</text:p>
      <text:p text:style-name="P1"/>
      <text:p text:style-name="P1">Los datos que queremos manejar de las habitaciones son:</text:p>
      <text:p text:style-name="P1">- Cantidad de estanterias</text:p>
      <text:p text:style-name="P1">- Nombre de la habitacion</text:p>
      <text:p text:style-name="P1"/>
      <text:p text:style-name="P1">Los datos que queremos manejar de las librerias son:</text:p>
      <text:p text:style-name="P1">- Número de libros</text:p>
      <text:p text:style-name="P1">- <text:span text:style-name="T1">Identificador</text:span></text:p>
      <text:p text:style-name="P1"/>
      <text:p text:style-name="P1">Los datos que queremos manejar sobre el libro son:</text:p>
      <text:p text:style-name="P1">- Autor</text:p>
      <text:p text:style-name="P1">- Género (terror, ciencia ficcion, etc.)</text:p>
      <text:p text:style-name="P1">- Año de edición</text:p>
      <text:p text:style-name="P1">- Tipo (novela, comic, enciclopedia, diccionario, manga, etc.)</text:p>
      <text:p text:style-name="P1"/>
      <text:p text:style-name="P2">Después <text:span text:style-name="T1">también</text:span> queremos poder <text:span text:style-name="T1">editar</text:span> una reseña de <text:span text:style-name="T1">un</text:span> libro.</text:p>
      <text:p text:style-name="P2"><text:span text:style-name="T1">Por defecto la reseña tendrá un texto general predefinido:</text:span></text:p>
      <text:p text:style-name="P2"><text:span text:style-name="T1"><text:tab/>"Habría algo escrito pero o no me lo he leido o me ha dado pereza escribir algo."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2S</meta:editing-duration>
    <meta:editing-cycles>3</meta:editing-cycles>
    <meta:generator>LibreOffice/5.1.4.2$Windows_X86_64 LibreOffice_project/f99d75f39f1c57ebdd7ffc5f42867c12031db97a</meta:generator>
    <dc:date>2019-02-18T13:22:23.478000000</dc:date>
    <meta:document-statistic meta:table-count="0" meta:image-count="0" meta:object-count="0" meta:page-count="1" meta:paragraph-count="17" meta:word-count="137" meta:character-count="803" meta:non-whitespace-character-count="682"/>
    <meta:user-defined meta:name="Info 1"/>
    <meta:user-defined meta:name="Info 2"/>
    <meta:user-defined meta:name="Info 3"/>
    <meta:user-defined meta:name="Info 4"/>
  </office:meta>
</office:document-meta>
</file>